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c06d3" officeooo:paragraph-rsid="001c06d3"/>
    </style:style>
    <style:style style:name="P2" style:family="paragraph" style:parent-style-name="Standard">
      <style:text-properties officeooo:rsid="001c06d3" officeooo:paragraph-rsid="001c06d3"/>
    </style:style>
    <style:style style:name="P3" style:family="paragraph" style:parent-style-name="Standard">
      <style:text-properties officeooo:rsid="001d63bd" officeooo:paragraph-rsid="001d63b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niversidade Federal do Ceará</text:p>
      <text:p text:style-name="P1">Redes de Computadores</text:p>
      <text:p text:style-name="P1">Disciplina: Segurança da Informação</text:p>
      <text:p text:style-name="P1">Professor: David Sena</text:p>
      <text:p text:style-name="P1">Alunos: Francisco Valdeir Maia Bandeira e Abimael Silas Barros</text:p>
      <text:p text:style-name="P1"/>
      <text:p text:style-name="P1"/>
      <text:p text:style-name="P1"/>
      <text:p text:style-name="P1">1- São chaves utilizadas para criptografar e descriptografar dados, cada uma com suas próprias características. A chave simétrica é uma chave única para criptografar e descriptografar os dados, enquanto as chaves assimétricas são duas, uma chave pública e uma privada.</text:p>
      <text:p text:style-name="P1"/>
      <text:p text:style-name="P1">2-</text:p>
      <text:p text:style-name="P1">Assimétrica: 2 chaves, pública e privada; chaves diferentes para criptografar e descriptografar; algoritmos mais complexos; mais lenta; mais segura.</text:p>
      <text:p text:style-name="P1">Simétrica: Apenas 1 chave; mesma chave para criptografar e descriptografar; algoritmos mais simples; mais rápida; menos segura.</text:p>
      <text:p text:style-name="P1"/>
      <text:p text:style-name="P1">3-</text:p>
      <text:p text:style-name="P1">Assimétrica: RSA e DSA(Algoritmo de Assinatura Digital)</text:p>
      <text:p text:style-name="P1">Simétrica: RC4, AES e Máquina Enigma(Segunda Guerra Mundial)</text:p>
      <text:p text:style-name="P1"/>
      <text:p text:style-name="P1">4- Quando há a necessidade de se transmitir uma chave simétrica por um canal não seguro, a própria chave simétrica é cifrada com uma chave privada assimétrica e transmitida juntamente com a chave pública assimétrica para descriptografar a chave simétrica.</text:p>
      <text:p text:style-name="P1"/>
      <text:p text:style-name="P3"/>
      <text:p text:style-name="P3">5 - KDC significa Centro Distribuidor de Chaves, o mesmo faz parte de um criptosistema destinado a reduzir riscos inerentes à troca de chaves. O KDC autentica o usuário através de um ticket, que será utilizado pra provar a identidade do usuário para os serviços disponíveis na rede. Ao receber uma requisição por ticket de uma máquina cliente o KDC cria um TGT (Ticket Granting Ticket), criptografa usando a senha secreta do usuário e o envia para o cliente que fez a solicitação. O KCD é responsável por gerar chaves para serem usadas por um pequeno período de tempo durante determinada conexão. Ele gera uma mensagem com 2 componentes: TGT e uma chave de sessão.</text:p>
      <text:p text:style-name="P3"/>
      <text:p text:style-name="P3">6 - O GPG é uma ferramenta de anonimidade na internet. Ele usa o método de chave pública e privada para assegurar a transferência de informações entre pares. Cada usuário cria uma chave pública e uma privada. A privada é guardada consigo e a pública é enviada aos pares com os quais se deseja realizar a troca de informações de forma segura por criptografia.</text:p>
      <text:p text:style-name="P3"/>
      <text:p text:style-name="P3">7- É um conjunto elaborado de práticas, técnicas e procedimentos que serve para suportar um sistema criptográfico baseado em certificados digitais. No Brasil é utilizado um sistema de certificação de raiz única em que todas as normas técnicas e operacionais são executadas pelo ITI, órgão do Governo responsável por esse controle.</text:p>
      <text:p text:style-name="P3"/>
      <text:p text:style-name="P3">8 - Por que eles não estão vinculados a um órgão capaz de assegurar sua identidade e autenticidad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0T14:21:18.642486340</meta:creation-date>
    <dc:date>2018-03-20T23:58:47.292410664</dc:date>
    <meta:editing-duration>PT1H27M7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17" meta:word-count="404" meta:character-count="2536" meta:non-whitespace-character-count="2149"/>
  </office:meta>
</office:document-meta>
</file>